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1" svg:font-family="'Open Sans', 'Open Sans EmbeddedFont', 'Open Sans MSFontService', sans-serif"/>
    <style:font-face style:name="Open Sans" svg:font-family="'Open Sans', 'Open Sans 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officeooo:paragraph-rsid="0009fd34"/>
    </style:style>
    <style:style style:name="P2" style:family="paragraph" style:parent-style-name="Text_20_body" style:list-style-name="L4">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fo:font-variant="normal" fo:text-transform="none" style:font-name="Open Sans" fo:font-size="10.5pt" fo:language="en" fo:country="US" fo:font-style="normal" fo:font-weight="normal"/>
    </style:style>
    <style:style style:name="P3" style:family="paragraph" style:parent-style-name="Text_20_body" style:list-style-name="L2">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fo:font-variant="normal" fo:text-transform="none" style:font-name="Open Sans" fo:font-size="10.5pt" fo:language="en" fo:country="US" fo:font-style="normal" fo:font-weight="normal" officeooo:rsid="0009fd34" officeooo:paragraph-rsid="0009fd34"/>
    </style:style>
    <style:style style:name="P4" style:family="paragraph" style:parent-style-name="Text_20_body" style:list-style-name="L3">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fo:font-variant="normal" fo:text-transform="none" style:font-name="Open Sans" fo:font-size="10.5pt" fo:language="en" fo:country="US" fo:font-style="normal" fo:font-weight="normal" officeooo:rsid="0009fd34" officeooo:paragraph-rsid="0009fd34"/>
    </style:style>
    <style:style style:name="P5" style:family="paragraph" style:parent-style-name="Text_20_body" style:list-style-name="L5">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fo:font-variant="normal" fo:text-transform="none" style:font-name="Open Sans" fo:font-size="10.5pt" fo:language="en" fo:country="US" fo:font-style="normal" fo:font-weight="normal" officeooo:rsid="000ac7c3" officeooo:paragraph-rsid="000ac7c3"/>
    </style:style>
    <style:style style:name="P6" style:family="paragraph" style:parent-style-name="Text_20_body" style:list-style-name="L6">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fo:font-variant="normal" fo:text-transform="none" style:font-name="Open Sans" fo:font-size="10.5pt" fo:language="en" fo:country="US" fo:font-style="normal" fo:font-weight="normal" officeooo:rsid="000ac7c3" officeooo:paragraph-rsid="000ac7c3"/>
    </style:style>
    <style:style style:name="P7" style:family="paragraph" style:parent-style-name="Text_20_body" style:list-style-name="L7">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fo:font-variant="normal" fo:text-transform="none" style:font-name="Open Sans" fo:font-size="10.5pt" fo:language="en" fo:country="US" fo:font-style="normal" fo:font-weight="normal" officeooo:rsid="000b87ad" officeooo:paragraph-rsid="000b87ad"/>
    </style:style>
    <style:style style:name="P8" style:family="paragraph" style:parent-style-name="Text_20_body" style:list-style-name="L8">
      <loext:graphic-properties draw:fill="none" draw:fill-color="#ffffff"/>
      <style:paragraph-properties fo:margin-left="0.635cm" fo:margin-right="0cm" style:line-height-at-least="0.635cm" fo:text-align="start" style:justify-single-word="false" fo:text-indent="0cm" style:auto-text-indent="false" fo:background-color="transparent" fo:padding="0cm" fo:border="none"/>
      <style:text-properties fo:font-variant="normal" fo:text-transform="none" style:font-name="Open Sans" fo:font-size="10.5pt" fo:language="en" fo:country="US" fo:font-style="normal" fo:font-weight="normal" officeooo:rsid="000b87ad" officeooo:paragraph-rsid="000b87ad"/>
    </style:style>
    <style:style style:name="T1" style:family="text">
      <style:text-properties fo:color="#1b1d28"/>
    </style:style>
    <style:style style:name="T2" style:family="text">
      <style:text-properties fo:color="#1b1d28" style:text-line-through-style="none" style:text-line-through-type="none" style:font-name="Open Sans1" style:text-underline-style="none" style:text-blinking="false"/>
    </style:style>
    <style:style style:name="T3" style:family="text">
      <style:text-properties fo:color="#1b1d28" officeooo:rsid="000ac7c3"/>
    </style:style>
    <style:style style:name="T4" style:family="text">
      <style:text-properties fo:color="#1b1d28" officeooo:rsid="000b87ad"/>
    </style:style>
    <style:style style:name="T5" style:family="text">
      <style:text-properties fo:font-variant="normal" fo:text-transform="none" fo:color="#1b1d28" style:text-line-through-style="none" style:text-line-through-type="none" style:font-name="Open Sans1" fo:font-size="10.5pt" fo:language="en" fo:country="US" fo:font-style="normal" style:text-underline-style="none" fo:font-weight="normal" officeooo:rsid="0009fd34" style:text-blink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5480601" text:style-name="L1">
        <text:list-item>
          <text:p text:style-name="P1"><text:span text:style-name="T5">RDD are Resilient distributed datasets. Spark RDD operations are split into two types. The first group is transformations which are lazily evaluated and pass <text:s/>the RDD through a function to return a new RDD. The second group is actions which are strictly evaluated and return values to the PySpark driver.</text:span></text:p>
        </text:list-item>
      </text:list>
      <text:list xml:id="list917914697" text:style-name="L2">
        <text:list-item>
          <text:p text:style-name="P3"><text:span text:style-name="T1">Lazy evaluation is when code is only processed when needed, rather than at the earliest possible time.</text:span></text:p>
        </text:list-item>
      </text:list>
      <text:list xml:id="list277697126" text:style-name="L3">
        <text:list-item>
          <text:p text:style-name="P4"><text:span text:style-name="T1">A DAG is a directed acyclic graph which is a sequence of transformations and RDDs they must be performed on. DAGs are created by PySpark in order to </text:span><text:span text:style-name="T3">break down a large task into smaller ones that can be distributed among many worker nodes.</text:span></text:p>
        </text:list-item>
      </text:list>
      <text:list xml:id="list2007200846" text:style-name="L4">
        <text:list-item>
          <text:p text:style-name="P2"><text:span text:style-name="T1">The spark driver is </text:span><text:span text:style-name="T3">a program</text:span><text:span text:style-name="T1"> that declares the transformations and actions </text:span><text:span text:style-name="T3">to be performed </text:span><text:span text:style-name="T1">on RDDs and submits </text:span><text:span text:style-name="T3">these</text:span><text:span text:style-name="T1"> requests to the master </text:span><text:span text:style-name="T3">node</text:span><text:span text:style-name="T1">. </text:span></text:p>
        </text:list-item>
      </text:list>
      <text:list xml:id="list577015865" text:style-name="L5">
        <text:list-item>
          <text:p text:style-name="P5"><text:span text:style-name="T1">Shuffling occurs when certain operations such as joins require data to be moved between partitions. This is an expensive operation and may result in disk spilling when the sum of all data used cannot fit in memory.</text:span></text:p>
        </text:list-item>
      </text:list>
      <text:list xml:id="list3002134607" text:style-name="L6">
        <text:list-item>
          <text:p text:style-name="P6"><text:span text:style-name="T1">Spark has two deploy modes. Client mode and cluster mode. In client mode, spark runs jobs from the machine on which it was submitted. In cluster mode, </text:span><text:span text:style-name="T4">the job will be processed on a remote machine.</text:span></text:p>
        </text:list-item>
      </text:list>
      <text:list xml:id="list860278794" text:style-name="L7">
        <text:list-item>
          <text:p text:style-name="P7"><text:span text:style-name="T1">A dataframe is a wrapper for RDDs with additional metadata which allows spark to perform optimizations on jobs. </text:span></text:p>
        </text:list-item>
      </text:list>
      <text:list xml:id="list3908423664" text:style-name="L8">
        <text:list-item>
          <text:p text:style-name="P8"><text:span text:style-name="T1">Spark achieves fault tolerance by keeping a record of all transformations that have been carried out and can subsequently recreate lost RDDs from data still existing in memory on any of the node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1" svg:font-family="'Open Sans', 'Open Sans EmbeddedFont', 'Open Sans MSFontService', sans-serif"/>
    <style:font-face style:name="Open Sans" svg:font-family="'Open Sans', 'Open Sans 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09:40:04.829906989</meta:creation-date>
    <dc:date>2020-06-12T10:08:05.964026033</dc:date>
    <meta:editing-duration>PT7M11S</meta:editing-duration>
    <meta:editing-cycles>1</meta:editing-cycles>
    <meta:document-statistic meta:table-count="0" meta:image-count="0" meta:object-count="0" meta:page-count="1" meta:paragraph-count="8" meta:word-count="268" meta:character-count="1527" meta:non-whitespace-character-count="1272"/>
    <meta:generator>LibreOffice/6.0.7.3$Linux_X86_64 LibreOffice_project/00m0$Build-3</meta:generator>
  </office:meta>
</office:document-meta>
</file>